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4"/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/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/>
    <style:style style:name="P8" style:family="paragraph" style:parent-style-name="Text_20_body" style:list-style-name="L6">
      <style:paragraph-properties fo:margin-top="0cm" fo:margin-bottom="0cm" style:contextual-spacing="false"/>
    </style:style>
    <style:style style:name="P9" style:family="paragraph" style:parent-style-name="Text_20_body" style:list-style-name="L8"/>
    <style:style style:name="P10" style:family="paragraph" style:parent-style-name="Text_20_body" style:list-style-name="L8">
      <style:paragraph-properties fo:margin-top="0cm" fo:margin-bottom="0cm" style:contextual-spacing="false"/>
    </style:style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officeooo:rsid="0011161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68018550" text:style-name="L2">
        <text:list-item>
          <text:p text:style-name="P2">Suponga que durante el montaje de una central de alarma, se encuentra con un problema de conexión. ¿Cuáles serían los pasos para identificar y solucionar el problema?</text:p>
          <text:p text:style-name="P2"><text:span text:style-name="Strong_20_Emphasis">Problema de conexión en una central de alarma:</text:span></text:p>
        </text:list-item>
      </text:list>
      <text:list text:style-name="L4">
        <text:list-item>
          <text:p text:style-name="P3"><text:span text:style-name="Strong_20_Emphasis">Paso 1: Verificación física</text:span></text:p>
          <text:list>
            <text:list-item>
              <text:p text:style-name="P4">Asegurarse de que todos los cables estén correctamente conectados y en buen estado.</text:p>
            </text:list-item>
            <text:list-item>
              <text:p text:style-name="P4">Revisar conexiones a tierra para evitar problemas de interferencia.</text:p>
            </text:list-item>
          </text:list>
        </text:list-item>
        <text:list-item>
          <text:p text:style-name="P3"><text:span text:style-name="Strong_20_Emphasis">Paso 2: Comprobación de la fuente de alimentación</text:span></text:p>
          <text:list>
            <text:list-item>
              <text:p text:style-name="P4">Verificar que la central de alarma esté recibiendo la alimentación adecuada.</text:p>
            </text:list-item>
            <text:list-item>
              <text:p text:style-name="P4">Revisar baterías en caso de fallo de energía.</text:p>
            </text:list-item>
          </text:list>
        </text:list-item>
        <text:list-item>
          <text:p text:style-name="P3"><text:span text:style-name="Strong_20_Emphasis">Paso 3: Configuración de red</text:span></text:p>
          <text:list>
            <text:list-item>
              <text:p text:style-name="P4">Verificar la configuración de red y asegurarse de que los parámetros sean correctos.</text:p>
            </text:list-item>
            <text:list-item>
              <text:p text:style-name="P4">Probar la conectividad con otros dispositivos en la red.</text:p>
            </text:list-item>
          </text:list>
        </text:list-item>
        <text:list-item>
          <text:p text:style-name="P3"><text:span text:style-name="Strong_20_Emphasis">Paso 4: Diagnóstico de componentes</text:span></text:p>
          <text:list>
            <text:list-item>
              <text:p text:style-name="P4">Utilizar herramientas de diagnóstico para verificar el estado de los componentes electrónicos.</text:p>
            </text:list-item>
            <text:list-item>
              <text:p text:style-name="P4">Inspeccionar visualmente para detectar posibles daños.</text:p>
            </text:list-item>
          </text:list>
        </text:list-item>
        <text:list-item>
          <text:p text:style-name="P3"><text:span text:style-name="Strong_20_Emphasis">Paso 5: Actualización de firmware</text:span></text:p>
          <text:list>
            <text:list-item>
              <text:p text:style-name="P4">Verificar si hay actualizaciones de firmware disponibles y aplicarlas si es necesario.</text:p>
            </text:list-item>
            <text:list-item>
              <text:p text:style-name="P3">Asegurarse de que todos los dispositivos estén ejecutando la versión de firmware compatible.</text:p>
            </text:list-item>
          </text:list>
        </text:list-item>
      </text:list>
      <text:list xml:id="list100060533160724" text:continue-list="list3668018550" text:style-name="L2">
        <text:list-header>
          <text:p text:style-name="P2"/>
        </text:list-header>
        <text:list-item>
          <text:p text:style-name="P2">Se le presenta la tarea de montar un sistema de transmisión vía radio en un área con interferencias. ¿Cómo abordaría este desafío?</text:p>
          <text:p text:style-name="P2"><text:span text:style-name="Strong_20_Emphasis"><text:span text:style-name="T1">S</text:span></text:span><text:span text:style-name="Strong_20_Emphasis">istema de transmisión vía radio en un área con interferencias:</text:span></text:p>
        </text:list-item>
      </text:list>
      <text:list text:style-name="L5">
        <text:list-item>
          <text:p text:style-name="P5"><text:span text:style-name="Strong_20_Emphasis">Paso 1: Análisis del entorno</text:span></text:p>
          <text:list>
            <text:list-item>
              <text:p text:style-name="P6">Realizar un estudio de las fuentes de interferencia en la zona.</text:p>
            </text:list-item>
            <text:list-item>
              <text:p text:style-name="P6">Seleccionar frecuencias menos afectadas o implementar técnicas de modulación más robustas.</text:p>
            </text:list-item>
          </text:list>
        </text:list-item>
        <text:list-item>
          <text:p text:style-name="P5"><text:span text:style-name="Strong_20_Emphasis">Paso 2: Antenas y ubicación</text:span></text:p>
          <text:list>
            <text:list-item>
              <text:p text:style-name="P6">Utilizar antenas direccionales para minimizar interferencias.</text:p>
            </text:list-item>
            <text:list-item>
              <text:p text:style-name="P6">Ubicar las antenas en lugares estratégicos para maximizar la señal y minimizar la interferencia.</text:p>
            </text:list-item>
          </text:list>
        </text:list-item>
        <text:list-item>
          <text:p text:style-name="P5"><text:span text:style-name="Strong_20_Emphasis">Paso 3: Filtrado de señales</text:span></text:p>
          <text:list>
            <text:list-item>
              <text:p text:style-name="P6">Implementar filtros de señales para reducir la interferencia en las frecuencias problemáticas.</text:p>
            </text:list-item>
            <text:list-item>
              <text:p text:style-name="P6">Utilizar técnicas de codificación de canal para mejorar la robustez de la transmisión.</text:p>
            </text:list-item>
          </text:list>
        </text:list-item>
        <text:list-item>
          <text:p text:style-name="P5"><text:span text:style-name="Strong_20_Emphasis">Paso 4: Potencia de transmisión</text:span></text:p>
          <text:list>
            <text:list-item>
              <text:p text:style-name="P5">Ajustar la potencia de transmisión para optimizar la cobertura sin aumentar la interferencia.</text:p>
            </text:list-item>
          </text:list>
        </text:list-item>
      </text:list>
      <text:list xml:id="list100059898336778" text:continue-list="list100060533160724" text:style-name="L2">
        <text:list-header>
          <text:p text:style-name="P2"/>
        </text:list-header>
        <text:list-item>
          <text:p text:style-name="P2"><text:soft-page-break/>En el montaje de un detector de gas, se enfrenta a dificultades para la calibración. Explique los pasos que tomaría para resolver este problema.</text:p>
          <text:p text:style-name="P2"><text:span text:style-name="Strong_20_Emphasis">Dificultades en la calibración de un detector de gas:</text:span></text:p>
        </text:list-item>
      </text:list>
      <text:list text:style-name="L6">
        <text:list-item>
          <text:p text:style-name="P7"><text:span text:style-name="Strong_20_Emphasis">Paso 1: Verificación de sensores</text:span></text:p>
          <text:list>
            <text:list-item>
              <text:p text:style-name="P8">Asegurarse de que los sensores estén en buen estado y no estén obstruidos.</text:p>
            </text:list-item>
            <text:list-item>
              <text:p text:style-name="P8">Limpiar o reemplazar sensores si es necesario.</text:p>
            </text:list-item>
          </text:list>
        </text:list-item>
        <text:list-item>
          <text:p text:style-name="P7"><text:span text:style-name="Strong_20_Emphasis">Paso 2: Calibración manual</text:span></text:p>
          <text:list>
            <text:list-item>
              <text:p text:style-name="P8">Seguir las instrucciones del fabricante para realizar la calibración manual del detector.</text:p>
            </text:list-item>
            <text:list-item>
              <text:p text:style-name="P8">Ajustar los parámetros según las especificaciones del gas a detectar.</text:p>
            </text:list-item>
          </text:list>
        </text:list-item>
        <text:list-item>
          <text:p text:style-name="P7"><text:span text:style-name="Strong_20_Emphasis">Paso 3: Verificación de la fuente de gas</text:span></text:p>
          <text:list>
            <text:list-item>
              <text:p text:style-name="P8">Confirmar que la fuente de gas utilizada para la calibración sea precisa y esté en buen estado.</text:p>
            </text:list-item>
            <text:list-item>
              <text:p text:style-name="P8">Asegurarse de que la concentración de gas sea la adecuada para la calibración.</text:p>
            </text:list-item>
          </text:list>
        </text:list-item>
        <text:list-item>
          <text:p text:style-name="P7"><text:span text:style-name="Strong_20_Emphasis">Paso 4: Actualización de firmware</text:span></text:p>
          <text:list>
            <text:list-item>
              <text:p text:style-name="P7">Verificar si hay actualizaciones de firmware para el detector y aplicarlas si es necesario</text:p>
            </text:list-item>
          </text:list>
        </text:list-item>
      </text:list>
      <text:list xml:id="list100060466059116" text:continue-list="list100059898336778" text:style-name="L2">
        <text:list-header>
          <text:p text:style-name="P2"/>
        </text:list-header>
        <text:list-item>
          <text:p text:style-name="P2">Durante la conexión remota de una central de alarmas, hay problemas de acceso. ¿Cómo diagnosticaría y resolvería estos problemas?</text:p>
          <text:p text:style-name="P1"><text:span text:style-name="Strong_20_Emphasis">Problemas de acceso durante la conexión remota de una central de alarmas:</text:span></text:p>
        </text:list-item>
      </text:list>
      <text:list text:style-name="L8">
        <text:list-item>
          <text:p text:style-name="P9"><text:span text:style-name="Strong_20_Emphasis">Paso 1: Verificación de la conexión a internet</text:span></text:p>
          <text:list>
            <text:list-item>
              <text:p text:style-name="P10">Asegurarse de que la central de alarmas tenga acceso a internet.</text:p>
            </text:list-item>
            <text:list-item>
              <text:p text:style-name="P10">Verificar la configuración de red y solucionar problemas de conectividad.</text:p>
            </text:list-item>
          </text:list>
        </text:list-item>
        <text:list-item>
          <text:p text:style-name="P9"><text:span text:style-name="Strong_20_Emphasis">Paso 2: Configuración de puertos</text:span></text:p>
          <text:list>
            <text:list-item>
              <text:p text:style-name="P10">Verificar la configuración de puertos utilizados para la conexión remota.</text:p>
            </text:list-item>
            <text:list-item>
              <text:p text:style-name="P10">Abrir puertos y configurar firewalls según sea necesario.</text:p>
            </text:list-item>
          </text:list>
        </text:list-item>
        <text:list-item>
          <text:p text:style-name="P9"><text:span text:style-name="Strong_20_Emphasis">Paso 3: Autenticación y credenciales</text:span></text:p>
          <text:list>
            <text:list-item>
              <text:p text:style-name="P10">Verificar las credenciales de acceso y asegurarse de que la autenticación sea exitosa.</text:p>
            </text:list-item>
            <text:list-item>
              <text:p text:style-name="P10">Cambiar contraseñas si es necesario.</text:p>
            </text:list-item>
          </text:list>
        </text:list-item>
        <text:list-item>
          <text:p text:style-name="P9"><text:span text:style-name="Strong_20_Emphasis">Paso 4: Diagnóstico remoto</text:span></text:p>
          <text:list>
            <text:list-item>
              <text:p text:style-name="P10">Utilizar herramientas de diagnóstico remoto para identificar problemas específicos.</text:p>
            </text:list-item>
            <text:list-item>
              <text:p text:style-name="P9">Revisar registros y registros de eventos para encontrar posibles errores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list text:continue-list="list100060466059116" text:style-name="L2">
        <text:list-item>
          <text:p text:style-name="P1"><text:soft-page-break/>Un técnico está montando una central receptora de alarmas y enfrenta problemas con la visualización de señales. ¿Qué acciones tomaría para solucionar este problema?</text:p>
        </text:list-item>
      </text:list>
      <text:list text:style-name="L9">
        <text:list-item>
          <text:p text:style-name="P11"><text:span text:style-name="Strong_20_Emphasis">Problemas con la visualización de señales en una central receptora de alarmas:</text:span></text:p>
        </text:list-item>
      </text:list>
      <text:list text:style-name="L10">
        <text:list-item>
          <text:p text:style-name="P12"><text:span text:style-name="Strong_20_Emphasis">Paso 1: Verificación de conexiones</text:span></text:p>
          <text:list>
            <text:list-item>
              <text:p text:style-name="P13">Asegurarse de que todos los dispositivos estén correctamente conectados.</text:p>
            </text:list-item>
            <text:list-item>
              <text:p text:style-name="P13">Verificar la integridad de los cables y conexiones.</text:p>
            </text:list-item>
          </text:list>
        </text:list-item>
        <text:list-item>
          <text:p text:style-name="P12"><text:span text:style-name="Strong_20_Emphasis">Paso 2: Configuración de monitores</text:span></text:p>
          <text:list>
            <text:list-item>
              <text:p text:style-name="P13">Verificar la configuración de los monitores y asegurarse de que estén configurados correctamente.</text:p>
            </text:list-item>
            <text:list-item>
              <text:p text:style-name="P13">Ajustar la resolución y frecuencia de actualización según sea necesario.</text:p>
            </text:list-item>
          </text:list>
        </text:list-item>
        <text:list-item>
          <text:p text:style-name="P12"><text:span text:style-name="Strong_20_Emphasis">Paso 3: Pruebas de hardware</text:span></text:p>
          <text:list>
            <text:list-item>
              <text:p text:style-name="P13">Realizar pruebas en los monitores para descartar problemas de hardware.</text:p>
            </text:list-item>
            <text:list-item>
              <text:p text:style-name="P13">Probar con monitores diferentes para identificar posibles fallas.</text:p>
            </text:list-item>
          </text:list>
        </text:list-item>
        <text:list-item>
          <text:p text:style-name="P12"><text:span text:style-name="Strong_20_Emphasis">Paso 4: Actualización de controladores gráficos</text:span></text:p>
          <text:list>
            <text:list-item>
              <text:p text:style-name="P13">Verificar si hay actualizaciones de controladores gráficos y aplicarlas si es necesario.</text:p>
            </text:list-item>
            <text:list-item>
              <text:p text:style-name="P12">Asegurarse de que los controladores sean compatibles con el hardware y el sistema operativ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9:25:29.635000000</meta:creation-date>
    <dc:date>2024-01-30T10:00:59.093000000</dc:date>
    <meta:editing-duration>PT35M29S</meta:editing-duration>
    <meta:editing-cycles>1</meta:editing-cycles>
    <meta:document-statistic meta:table-count="0" meta:image-count="0" meta:object-count="0" meta:page-count="3" meta:paragraph-count="71" meta:word-count="778" meta:character-count="4829" meta:non-whitespace-character-count="4189"/>
    <meta:generator>LibreOffice/7.6.4.1$Windows_X86_64 LibreOffice_project/e19e193f88cd6c0525a17fb7a176ed8e6a3e2aa1</meta:generator>
  </office:meta>
</office:document-meta>
</file>